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5.73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6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9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9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22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53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58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6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64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45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79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80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81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7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11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97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98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68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107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108" style:family="table-cell" style:parent-style-name="Default">
      <style:table-cell-properties fo:background-color="transparent" fo:border="none"/>
      <style:map style:condition="is-true-formula([.C37]=&quot;&quot;)" style:apply-style-name="Cellule_20_invalide" style:base-cell-address="Feuille1.C37"/>
    </style:style>
    <style:style style:name="ce109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10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146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1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3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5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0" style:family="table-cell" style:parent-style-name="Default">
      <style:map style:condition="is-true-formula([.C18]=0)" style:apply-style-name="Cellule_20_grisée" style:base-cell-address="Feuille1.D18"/>
    </style:style>
    <style:style style:name="ce172" style:family="table-cell" style:parent-style-name="Default">
      <style:map style:condition="is-true-formula([.C41]=0)" style:apply-style-name="Cellule_20_grisée" style:base-cell-address="Feuille1.D41"/>
    </style:style>
    <style:style style:name="ce183" style:family="table-cell" style:parent-style-name="Default">
      <style:map style:condition="is-true-formula([.C42]=0)" style:apply-style-name="Cellule_20_grisée" style:base-cell-address="Feuille1.D42"/>
    </style:style>
    <style:style style:name="ce184" style:family="table-cell" style:parent-style-name="Default">
      <style:map style:condition="is-true-formula([.C43]=0)" style:apply-style-name="Cellule_20_grisée" style:base-cell-address="Feuille1.D43"/>
    </style:style>
    <style:style style:name="ce88" style:family="table-cell" style:parent-style-name="Default">
      <style:map style:condition="is-true-formula([.C44]=0)" style:apply-style-name="Cellule_20_grisée" style:base-cell-address="Feuille1.D44"/>
    </style:style>
    <style:style style:name="ce89" style:family="table-cell" style:parent-style-name="Default">
      <style:map style:condition="is-true-formula([.C45]=0)" style:apply-style-name="Cellule_20_grisée" style:base-cell-address="Feuille1.D45"/>
    </style:style>
    <style:style style:name="ce14" style:family="table-cell" style:parent-style-name="Default">
      <style:map style:condition="is-true-formula([.C47]=0)" style:apply-style-name="Cellule_20_grisée" style:base-cell-address="Feuille1.D47"/>
    </style:style>
    <style:style style:name="ce15" style:family="table-cell" style:parent-style-name="Default">
      <style:map style:condition="is-true-formula([.C48]=0)" style:apply-style-name="Cellule_20_grisée" style:base-cell-address="Feuille1.D48"/>
    </style:style>
    <style:style style:name="ce65" style:family="table-cell" style:parent-style-name="Default">
      <style:map style:condition="is-true-formula([.C18]=0)" style:apply-style-name="Cellule_20_grisée" style:base-cell-address="Feuille1.E18"/>
    </style:style>
    <style:style style:name="ce176" style:family="table-cell" style:parent-style-name="Default">
      <style:map style:condition="is-true-formula([.C41]=0)" style:apply-style-name="Cellule_20_grisée" style:base-cell-address="Feuille1.E41"/>
    </style:style>
    <style:style style:name="ce189" style:family="table-cell" style:parent-style-name="Default">
      <style:map style:condition="is-true-formula([.C42]=0)" style:apply-style-name="Cellule_20_grisée" style:base-cell-address="Feuille1.E42"/>
    </style:style>
    <style:style style:name="ce192" style:family="table-cell" style:parent-style-name="Default">
      <style:map style:condition="is-true-formula([.C43]=0)" style:apply-style-name="Cellule_20_grisée" style:base-cell-address="Feuille1.E43"/>
    </style:style>
    <style:style style:name="ce113" style:family="table-cell" style:parent-style-name="Default">
      <style:map style:condition="is-true-formula([.C44]=0)" style:apply-style-name="Cellule_20_grisée" style:base-cell-address="Feuille1.E44"/>
    </style:style>
    <style:style style:name="ce114" style:family="table-cell" style:parent-style-name="Default">
      <style:map style:condition="is-true-formula([.C45]=0)" style:apply-style-name="Cellule_20_grisée" style:base-cell-address="Feuille1.E45"/>
    </style:style>
    <style:style style:name="ce17" style:family="table-cell" style:parent-style-name="Default">
      <style:map style:condition="is-true-formula([.C47]=0)" style:apply-style-name="Cellule_20_grisée" style:base-cell-address="Feuille1.E47"/>
    </style:style>
    <style:style style:name="ce92" style:family="table-cell" style:parent-style-name="Default">
      <style:table-cell-properties fo:background-color="transparent" fo:border="none"/>
      <style:map style:condition="is-true-formula([.F24]=&quot;&quot;)" style:apply-style-name="Cellule_20_invalide" style:base-cell-address="Feuille1.F24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3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5"/>
    </style:style>
    <style:style style:name="ce93" style:family="table-cell" style:parent-style-name="Default">
      <style:table-cell-properties fo:background-color="transparent" fo:border="none"/>
      <style:map style:condition="is-true-formula([.I24]=&quot;&quot;)" style:apply-style-name="Cellule_20_invalide" style:base-cell-address="Feuille1.I24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3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4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5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8"/>
    </style:style>
    <style:style style:name="ce118" style:family="table-cell" style:parent-style-name="Default">
      <style:map style:condition="is-true-formula([.J69]=0)" style:apply-style-name="Cellule_20_grisée" style:base-cell-address="Feuille1.K69"/>
    </style:style>
    <style:style style:name="ce95" style:family="table-cell" style:parent-style-name="Default">
      <style:table-cell-properties fo:background-color="transparent" fo:border="none"/>
      <style:map style:condition="is-true-formula([.L24]=&quot;&quot;)" style:apply-style-name="Cellule_20_invalide" style:base-cell-address="Feuille1.L24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3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4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5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58"/>
    </style:style>
    <style:style style:name="ce99" style:family="table-cell" style:parent-style-name="Default">
      <style:table-cell-properties fo:background-color="transparent" fo:border="none"/>
      <style:map style:condition="is-true-formula([.O24]=&quot;&quot;)" style:apply-style-name="Cellule_20_invalide" style:base-cell-address="Feuille1.O24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3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4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5"/>
    </style:style>
    <style:style style:name="ce20" style:family="table-cell" style:parent-style-name="Default">
      <style:map style:condition="is-true-formula([.P47]=0)" style:apply-style-name="Cellule_20_grisée" style:base-cell-address="Feuille1.Q47"/>
      <style:map style:condition="is-true-formula(AND([.P47]&lt;&gt;0;#REF!=&quot;&quot;))" style:apply-style-name="Cellule_20_invalide" style:base-cell-address="Feuille1.Q47"/>
    </style:style>
    <style:style style:name="ce11" style:family="table-cell" style:parent-style-name="Default">
      <style:map style:condition="is-true-formula([.P52]=0)" style:apply-style-name="Cellule_20_grisée" style:base-cell-address="Feuille1.Q52"/>
      <style:map style:condition="is-true-formula(AND([.P52]&lt;&gt;0;#REF!=&quot;&quot;))" style:apply-style-name="Cellule_20_invalide" style:base-cell-address="Feuille1.Q52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3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4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5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27" style:family="table-cell" style:parent-style-name="Default" style:data-style-name="N0"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28" style:family="table-cell" style:parent-style-name="Default" style:data-style-name="N0">
      <style:map style:condition="is-true-formula(OR([.U49]=0;[.U49]=&quot;line&quot;)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37" style:family="table-cell" style:parent-style-name="Default" style:data-style-name="N0"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138" style:family="table-cell" style:parent-style-name="Default" style:data-style-name="N0"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139" style:family="table-cell" style:parent-style-name="Default" style:data-style-name="N0"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153" style:family="table-cell" style:parent-style-name="Default" style:data-style-name="N0"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158" style:family="table-cell" style:parent-style-name="Default" style:data-style-name="N0"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163" style:family="table-cell" style:parent-style-name="Default" style:data-style-name="N0"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164" style:family="table-cell" style:parent-style-name="Default" style:data-style-name="N0"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168" style:family="table-cell" style:parent-style-name="Default" style:data-style-name="N0"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169" style:family="table-cell" style:parent-style-name="Default" style:data-style-name="N0"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255" style:family="table-cell" style:parent-style-name="Default" style:data-style-name="N0"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210" style:family="table-cell" style:parent-style-name="Default" style:data-style-name="N0"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211" style:family="table-cell" style:parent-style-name="Default" style:data-style-name="N0"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212" style:family="table-cell" style:parent-style-name="Default" style:data-style-name="N0"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213" style:family="table-cell" style:parent-style-name="Default" style:data-style-name="N0"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214" style:family="table-cell" style:parent-style-name="Default" style:data-style-name="N0"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219" style:family="table-cell" style:parent-style-name="Default" style:data-style-name="N0"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226" style:family="table-cell" style:parent-style-name="Default" style:data-style-name="N0"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227" style:family="table-cell" style:parent-style-name="Default" style:data-style-name="N0"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228" style:family="table-cell" style:parent-style-name="Default" style:data-style-name="N0"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274" style:family="table-cell" style:parent-style-name="Default" style:data-style-name="N0"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275" style:family="table-cell" style:parent-style-name="Default" style:data-style-name="N0"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276" style:family="table-cell" style:parent-style-name="Default" style:data-style-name="N0"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298" style:family="table-cell" style:parent-style-name="Default" style:data-style-name="N0"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234" style:family="table-cell" style:parent-style-name="Default" style:data-style-name="N0"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237" style:family="table-cell" style:parent-style-name="Default" style:data-style-name="N0"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65" style:family="table-cell" style:parent-style-name="Default" style:data-style-name="N0">
      <style:map style:condition="is-true-formula(OR([.U21]=0;[.U21]=0=&quot;line&quot;;[.U21]=0=&quot;circle&quot;)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66" style:family="table-cell" style:parent-style-name="Default" style:data-style-name="N0">
      <style:map style:condition="is-true-formula(OR([.U22]=0;[.U22]=0=&quot;line&quot;;[.U22]=0=&quot;circle&quot;)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67" style:family="table-cell" style:parent-style-name="Default" style:data-style-name="N0">
      <style:map style:condition="is-true-formula(OR([.U23]=0;[.U23]=0=&quot;line&quot;;[.U23]=0=&quot;circle&quot;)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93" style:family="table-cell" style:parent-style-name="Default" style:data-style-name="N0">
      <style:map style:condition="is-true-formula(OR([.U24]=0;[.U24]=0=&quot;line&quot;;[.U24]=0=&quot;circle&quot;)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200" style:family="table-cell" style:parent-style-name="Default" style:data-style-name="N0">
      <style:map style:condition="is-true-formula(OR([.U25]=0;[.U25]=0=&quot;line&quot;;[.U25]=0=&quot;circle&quot;)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202" style:family="table-cell" style:parent-style-name="Default" style:data-style-name="N0">
      <style:map style:condition="is-true-formula(OR([.U26]=0;[.U26]=0=&quot;line&quot;;[.U26]=0=&quot;circle&quot;)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203" style:family="table-cell" style:parent-style-name="Default" style:data-style-name="N0">
      <style:map style:condition="is-true-formula(OR([.U27]=0;[.U27]=0=&quot;line&quot;;[.U27]=0=&quot;circle&quot;)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204" style:family="table-cell" style:parent-style-name="Default" style:data-style-name="N0">
      <style:map style:condition="is-true-formula(OR([.U28]=0;[.U28]=0=&quot;line&quot;;[.U28]=0=&quot;circle&quot;)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205" style:family="table-cell" style:parent-style-name="Default" style:data-style-name="N0">
      <style:map style:condition="is-true-formula(OR([.U29]=0;[.U29]=0=&quot;line&quot;;[.U29]=0=&quot;circle&quot;)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316" style:family="table-cell" style:parent-style-name="Default" style:data-style-name="N0">
      <style:map style:condition="is-true-formula(OR([.U30]=0;[.U30]=0=&quot;line&quot;;[.U30]=0=&quot;circle&quot;)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262" style:family="table-cell" style:parent-style-name="Default" style:data-style-name="N0">
      <style:map style:condition="is-true-formula(OR([.U31]=0;[.U31]=0=&quot;line&quot;;[.U31]=0=&quot;circle&quot;)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263" style:family="table-cell" style:parent-style-name="Default" style:data-style-name="N0">
      <style:map style:condition="is-true-formula(OR([.U32]=0;[.U32]=0=&quot;line&quot;;[.U32]=0=&quot;circle&quot;)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264" style:family="table-cell" style:parent-style-name="Default" style:data-style-name="N0">
      <style:map style:condition="is-true-formula(OR([.U33]=0;[.U33]=0=&quot;line&quot;;[.U33]=0=&quot;circle&quot;)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265" style:family="table-cell" style:parent-style-name="Default" style:data-style-name="N0">
      <style:map style:condition="is-true-formula(OR([.U34]=0;[.U34]=0=&quot;line&quot;;[.U34]=0=&quot;circle&quot;)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266" style:family="table-cell" style:parent-style-name="Default" style:data-style-name="N0">
      <style:map style:condition="is-true-formula(OR([.U35]=0;[.U35]=0=&quot;line&quot;;[.U35]=0=&quot;circle&quot;)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267" style:family="table-cell" style:parent-style-name="Default" style:data-style-name="N0">
      <style:map style:condition="is-true-formula(OR([.U36]=0;[.U36]=0=&quot;line&quot;;[.U36]=0=&quot;circle&quot;)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268" style:family="table-cell" style:parent-style-name="Default" style:data-style-name="N0">
      <style:map style:condition="is-true-formula(OR([.U37]=0;[.U37]=0=&quot;line&quot;;[.U37]=0=&quot;circle&quot;)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269" style:family="table-cell" style:parent-style-name="Default" style:data-style-name="N0">
      <style:map style:condition="is-true-formula(OR([.U38]=0;[.U38]=0=&quot;line&quot;;[.U38]=0=&quot;circle&quot;)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270" style:family="table-cell" style:parent-style-name="Default" style:data-style-name="N0">
      <style:map style:condition="is-true-formula(OR([.U39]=0;[.U39]=0=&quot;line&quot;;[.U39]=0=&quot;circle&quot;)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326" style:family="table-cell" style:parent-style-name="Default" style:data-style-name="N0">
      <style:map style:condition="is-true-formula(OR([.U40]=0;[.U40]=0=&quot;line&quot;;[.U40]=0=&quot;circle&quot;)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328" style:family="table-cell" style:parent-style-name="Default" style:data-style-name="N0">
      <style:map style:condition="is-true-formula(OR([.U41]=0;[.U41]=0=&quot;line&quot;;[.U41]=0=&quot;circle&quot;)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329" style:family="table-cell" style:parent-style-name="Default" style:data-style-name="N0">
      <style:map style:condition="is-true-formula(OR([.U42]=0;[.U42]=0=&quot;line&quot;;[.U42]=0=&quot;circle&quot;)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349" style:family="table-cell" style:parent-style-name="Default" style:data-style-name="N0">
      <style:map style:condition="is-true-formula(OR([.U43]=0;[.U43]=0=&quot;line&quot;;[.U43]=0=&quot;circle&quot;)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292" style:family="table-cell" style:parent-style-name="Default" style:data-style-name="N0">
      <style:map style:condition="is-true-formula(OR([.U44]=0;[.U44]=0=&quot;line&quot;;[.U44]=0=&quot;circle&quot;)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293" style:family="table-cell" style:parent-style-name="Default" style:data-style-name="N0">
      <style:map style:condition="is-true-formula(OR([.U45]=0;[.U45]=0=&quot;line&quot;;[.U45]=0=&quot;circle&quot;)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1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A13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AA16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18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A21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A23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A24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A25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A26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A27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A28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A29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A30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A3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A3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A33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A34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A3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A36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A37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A38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A39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A40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A41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A42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C44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7" style:family="table-cell" style:parent-style-name="Default">
      <style:table-cell-properties fo:background-color="transparent"/>
    </style:style>
    <style:style style:name="ce33" style:family="table-cell" style:parent-style-name="Default">
      <style:map style:condition="is-true-formula([.AE47]=0)" style:apply-style-name="Cellule_20_grisée" style:base-cell-address="Feuille1.AF47"/>
      <style:map style:condition="is-true-formula(AND([.AE47]&lt;&gt;0;[.AF47]=&quot;&quot;))" style:apply-style-name="Cellule_20_invalide" style:base-cell-address="Feuille1.AF47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" style:family="table-cell" style:parent-style-name="Default" style:data-style-name="N0">
      <style:map style:condition="is-true-formula(OR([.AG88]=0;[.AG88]=&quot;wakeUp&quot;))" style:apply-style-name="Cellule_20_grisée" style:base-cell-address="Feuille1.AH88"/>
      <style:map style:condition="is-true-formula(AND([.AG88]&lt;&gt;0;[.AH88]=&quot;&quot;))" style:apply-style-name="Cellule_20_invalide" style:base-cell-address="Feuille1.AH88"/>
    </style:style>
    <style:style style:name="ce37" style:family="table-cell" style:parent-style-name="Default" style:data-style-name="N0">
      <style:map style:condition="is-true-formula(OR([.AH88]=0;[.AH88]=&quot;wakeUp&quot;))" style:apply-style-name="Cellule_20_grisée" style:base-cell-address="Feuille1.AI88"/>
      <style:map style:condition="is-true-formula(AND([.AH88]&lt;&gt;0;[.AI88]=&quot;&quot;))" style:apply-style-name="Cellule_20_invalide" style:base-cell-address="Feuille1.AI88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9"/>
        <table:content-validation table:name="val2" table:condition="of:cell-content-is-in-list(&quot;-1&quot;;&quot;0&quot;;&quot;1&quot;)" table:allow-empty-cell="true" table:display-list="sort-ascending" table:base-cell-address="Feuille1.L49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18"/>
        <table:content-validation table:name="val5" table:condition="of:cell-content-is-in-list(&quot;0&quot;;&quot;1&quot;)" table:allow-empty-cell="true" table:display-list="sort-ascending" table:base-cell-address="Feuille1.Y47"/>
        <table:content-validation table:name="val6" table:condition="of:cell-content-is-in-list(&quot;0&quot;;&quot;1&quot;)" table:allow-empty-cell="true" table:display-list="sort-ascending" table:base-cell-address="Feuille1.Y88"/>
        <table:content-validation table:name="val7" table:condition="of:cell-content-is-in-list(&quot;0&quot;;&quot;1&quot;)" table:allow-empty-cell="true" table:display-list="sort-ascending" table:base-cell-address="Feuille1.Y99"/>
        <table:content-validation table:name="val8" table:condition="of:cell-content-is-in-list(&quot;0&quot;;&quot;immune&quot;;&quot;ghost&quot;;&quot;death&quot;;&quot;face_target&quot;;&quot;reset_facing&quot;)" table:allow-empty-cell="true" table:display-list="sort-ascending" table:base-cell-address="Feuille1.M47"/>
        <table:content-validation table:name="val9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47"/>
        <table:content-validation table:name="val10" table:condition="of:cell-content-is-in-list(&quot;greater&quot;;&quot;lesser&quot;;&quot;equal&quot;)" table:allow-empty-cell="true" table:display-list="sort-ascending" table:base-cell-address="Feuille1.Q47"/>
        <table:content-validation table:name="val11" table:condition="of:cell-content-is-in-list([$Feuille1.$A$47:$Feuille1.$A$171])" table:allow-empty-cell="true" table:display-list="unsorted" table:base-cell-address="Feuille1.S47"/>
        <table:content-validation table:name="val12" table:condition="of:cell-content-is-in-list([$Feuille1.$A$60:$Feuille1.$A$171])" table:allow-empty-cell="true" table:display-list="unsorted" table:base-cell-address="Feuille1.S47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25" table:default-cell-style-name="ce38"/>
        <table:table-column table:style-name="co23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21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222" table:content-validation-name="val8" office:value-type="string" calcext:value-type="string">
            <text:p>ghost</text:p>
          </table:table-cell>
          <table:table-cell table:style-name="ce222" table:content-validation-name="val8" office:value-type="float" office:value="0" calcext:value-type="float">
            <text:p>0</text:p>
          </table:table-cell>
          <table:table-cell table:style-name="ce30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28" table:content-validation-name="val8" office:value-type="string" calcext:value-type="string">
            <text:p>ghost</text:p>
          </table:table-cell>
          <table:table-cell table:number-columns-repeated="2" table:style-name="ce1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57" table:content-validation-name="val8" office:value-type="float" office:value="0" calcext:value-type="float">
            <text:p>0</text:p>
          </table:table-cell>
          <table:table-cell table:style-name="ce22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5" table:content-validation-name="val8" office:value-type="string" calcext:value-type="string">
            <text:p>ghost</text:p>
          </table:table-cell>
          <table:table-cell table:style-name="ce286" table:content-validation-name="val8" office:value-type="float" office:value="0" calcext:value-type="float">
            <text:p>0</text:p>
          </table:table-cell>
          <table:table-cell table:style-name="ce30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1" table:content-validation-name="val8" office:value-type="string" calcext:value-type="string">
            <text:p>ghost</text:p>
          </table:table-cell>
          <table:table-cell table:number-columns-repeated="2" table:style-name="ce16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61" table:content-validation-name="val8" office:value-type="float" office:value="0" calcext:value-type="float">
            <text:p>0</text:p>
          </table:table-cell>
          <table:table-cell table:style-name="ce22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30" table:content-validation-name="val8" office:value-type="string" calcext:value-type="string">
            <text:p>ghost</text:p>
          </table:table-cell>
          <table:table-cell table:style-name="ce289" table:content-validation-name="val8" office:value-type="float" office:value="0" calcext:value-type="float">
            <text:p>0</text:p>
          </table:table-cell>
          <table:table-cell table:style-name="ce31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5" table:content-validation-name="val8" office:value-type="string" calcext:value-type="string">
            <text:p>ghost</text:p>
          </table:table-cell>
          <table:table-cell table:number-columns-repeated="2" table:style-name="ce147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8" office:value-type="string" calcext:value-type="string">
            <text:p>ghost</text:p>
          </table:table-cell>
          <table:table-cell table:style-name="ce132" table:content-validation-name="val8" office:value-type="float" office:value="0" calcext:value-type="float">
            <text:p>0</text:p>
          </table:table-cell>
          <table:table-cell table:style-name="ce178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137" table:content-validation-name="val2" office:value-type="float" office:value="1" calcext:value-type="float">
            <text:p>1</text:p>
          </table:table-cell>
          <table:table-cell table:style-name="ce165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8" office:value-type="string" calcext:value-type="string">
            <text:p>ghost</text:p>
          </table:table-cell>
          <table:table-cell table:style-name="ce206" table:content-validation-name="val8" office:value-type="string" calcext:value-type="string">
            <text:p>reset_facing</text:p>
          </table:table-cell>
          <table:table-cell table:style-name="ce23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38" table:content-validation-name="val2"/>
          <table:table-cell table:style-name="ce166" table:content-validation-name="val4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8" office:value-type="string" calcext:value-type="string">
            <text:p>ghost</text:p>
          </table:table-cell>
          <table:table-cell table:style-name="ce190" table:content-validation-name="val8" office:value-type="float" office:value="0" calcext:value-type="float">
            <text:p>0</text:p>
          </table:table-cell>
          <table:table-cell table:style-name="ce23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table:style-name="ce139" table:content-validation-name="val2" office:value-type="float" office:value="1" calcext:value-type="float">
            <text:p>1</text:p>
          </table:table-cell>
          <table:table-cell table:style-name="ce167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8" office:value-type="float" office:value="0" calcext:value-type="float">
            <text:p>0</text:p>
          </table:table-cell>
          <table:table-cell table:style-name="ce24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53" table:content-validation-name="val2"/>
          <table:table-cell table:style-name="ce193" table:content-validation-name="val4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8" office:value-type="string" calcext:value-type="string">
            <text:p>ghost</text:p>
          </table:table-cell>
          <table:table-cell table:style-name="ce241" table:content-validation-name="val8" office:value-type="float" office:value="0" calcext:value-type="float">
            <text:p>0</text:p>
          </table:table-cell>
          <table:table-cell table:style-name="ce27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float" office:value="0" calcext:value-type="float">
            <text:p>0</text:p>
          </table:table-cell>
          <table:table-cell table:style-name="ce158" table:content-validation-name="val2" office:value-type="float" office:value="1" calcext:value-type="float">
            <text:p>1</text:p>
          </table:table-cell>
          <table:table-cell table:style-name="ce200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8" office:value-type="float" office:value="0" calcext:value-type="float">
            <text:p>0</text:p>
          </table:table-cell>
          <table:table-cell table:style-name="ce2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3" table:content-validation-name="val2"/>
          <table:table-cell table:style-name="ce202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8" office:value-type="string" calcext:value-type="string">
            <text:p>ghost</text:p>
          </table:table-cell>
          <table:table-cell table:style-name="ce235" table:content-validation-name="val8" office:value-type="string" calcext:value-type="string">
            <text:p>reset_facing</text:p>
          </table:table-cell>
          <table:table-cell table:style-name="ce28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164" table:content-validation-name="val2" office:value-type="float" office:value="1" calcext:value-type="float">
            <text:p>1</text:p>
          </table:table-cell>
          <table:table-cell table:style-name="ce203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44" table:content-validation-name="val8" office:value-type="string" calcext:value-type="string">
            <text:p>ghost</text:p>
          </table:table-cell>
          <table:table-cell table:style-name="ce244" table:content-validation-name="val8" office:value-type="float" office:value="0" calcext:value-type="float">
            <text:p>0</text:p>
          </table:table-cell>
          <table:table-cell table:style-name="ce28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8" table:content-validation-name="val2"/>
          <table:table-cell table:style-name="ce204" table:content-validation-name="val4"/>
          <table:table-cell table:style-name="Default" office:value-type="float" office:value="0" calcext:value-type="float">
            <text:p>0</text:p>
          </table:table-cell>
          <table:table-cell table:style-name="ce245" table:content-validation-name="val8" office:value-type="string" calcext:value-type="string">
            <text:p>ghost</text:p>
          </table:table-cell>
          <table:table-cell table:style-name="ce245" table:content-validation-name="val8" office:value-type="float" office:value="0" calcext:value-type="float">
            <text:p>0</text:p>
          </table:table-cell>
          <table:table-cell table:style-name="ce28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69" table:content-validation-name="val2" office:value-type="float" office:value="1" calcext:value-type="float">
            <text:p>1</text:p>
          </table:table-cell>
          <table:table-cell table:style-name="ce205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8" office:value-type="float" office:value="0" calcext:value-type="float">
            <text:p>0</text:p>
          </table:table-cell>
          <table:table-cell table:style-name="ce246" table:content-validation-name="val8" office:value-type="string" calcext:value-type="string">
            <text:p>face_target</text:p>
          </table:table-cell>
          <table:table-cell table:style-name="ce28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55" table:content-validation-name="val2"/>
          <table:table-cell table:style-name="ce31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8" office:value-type="float" office:value="0" calcext:value-type="float">
            <text:p>0</text:p>
          </table:table-cell>
          <table:table-cell table:style-name="ce42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table:content-validation-name="val2" office:value-type="float" office:value="1" calcext:value-type="float">
            <text:p>1</text:p>
          </table:table-cell>
          <table:table-cell table:style-name="ce262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8" office:value-type="string" calcext:value-type="string">
            <text:p>ghost</text:p>
          </table:table-cell>
          <table:table-cell table:style-name="ce373" table:content-validation-name="val8" office:value-type="string" calcext:value-type="string">
            <text:p>reset_facing</text:p>
          </table:table-cell>
          <table:table-cell table:style-name="ce35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1" table:content-validation-name="val2"/>
          <table:table-cell table:style-name="ce263" table:content-validation-name="val4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8" office:value-type="string" calcext:value-type="string">
            <text:p>ghost</text:p>
          </table:table-cell>
          <table:table-cell table:style-name="ce304" table:content-validation-name="val8" office:value-type="float" office:value="0" calcext:value-type="float">
            <text:p>0</text:p>
          </table:table-cell>
          <table:table-cell table:style-name="ce35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700" calcext:value-type="float">
            <text:p>-700</text:p>
          </table:table-cell>
          <table:table-cell table:style-name="Default" office:value-type="float" office:value="0" calcext:value-type="float">
            <text:p>0</text:p>
          </table:table-cell>
          <table:table-cell table:style-name="ce212" table:content-validation-name="val2" office:value-type="float" office:value="1" calcext:value-type="float">
            <text:p>1</text:p>
          </table:table-cell>
          <table:table-cell table:style-name="ce26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8" office:value-type="float" office:value="0" calcext:value-type="float">
            <text:p>0</text:p>
          </table:table-cell>
          <table:table-cell table:style-name="ce35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3" table:content-validation-name="val2"/>
          <table:table-cell table:style-name="ce265" table:content-validation-name="val4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8" office:value-type="string" calcext:value-type="string">
            <text:p>ghost</text:p>
          </table:table-cell>
          <table:table-cell table:style-name="ce306" table:content-validation-name="val8" office:value-type="float" office:value="0" calcext:value-type="float">
            <text:p>0</text:p>
          </table:table-cell>
          <table:table-cell table:style-name="ce35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table:style-name="ce214" table:content-validation-name="val2" office:value-type="float" office:value="1" calcext:value-type="float">
            <text:p>1</text:p>
          </table:table-cell>
          <table:table-cell table:style-name="ce26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8" office:value-type="float" office:value="0" calcext:value-type="float">
            <text:p>0</text:p>
          </table:table-cell>
          <table:table-cell table:style-name="ce354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9" table:content-validation-name="val2"/>
          <table:table-cell table:style-name="ce267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8" office:value-type="string" calcext:value-type="string">
            <text:p>ghost</text:p>
          </table:table-cell>
          <table:table-cell table:style-name="ce327" table:content-validation-name="val8" office:value-type="string" calcext:value-type="string">
            <text:p>reset_facing</text:p>
          </table:table-cell>
          <table:table-cell table:style-name="ce35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226" table:content-validation-name="val2" office:value-type="float" office:value="1" calcext:value-type="float">
            <text:p>1</text:p>
          </table:table-cell>
          <table:table-cell table:style-name="ce26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9" table:content-validation-name="val8" office:value-type="string" calcext:value-type="string">
            <text:p>ghost</text:p>
          </table:table-cell>
          <table:table-cell table:style-name="ce309" table:content-validation-name="val8" office:value-type="float" office:value="0" calcext:value-type="float">
            <text:p>0</text:p>
          </table:table-cell>
          <table:table-cell table:style-name="ce3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content-validation-name="val2"/>
          <table:table-cell table:style-name="ce269" table:content-validation-name="val4"/>
          <table:table-cell table:style-name="Default" office:value-type="float" office:value="0" calcext:value-type="float">
            <text:p>0</text:p>
          </table:table-cell>
          <table:table-cell table:style-name="ce310" table:content-validation-name="val8" office:value-type="string" calcext:value-type="string">
            <text:p>ghost</text:p>
          </table:table-cell>
          <table:table-cell table:style-name="ce310" table:content-validation-name="val8" office:value-type="float" office:value="0" calcext:value-type="float">
            <text:p>0</text:p>
          </table:table-cell>
          <table:table-cell table:style-name="ce357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8" table:content-validation-name="val2" office:value-type="float" office:value="1" calcext:value-type="float">
            <text:p>1</text:p>
          </table:table-cell>
          <table:table-cell table:style-name="ce27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8" office:value-type="float" office:value="0" calcext:value-type="float">
            <text:p>0</text:p>
          </table:table-cell>
          <table:table-cell table:style-name="ce311" table:content-validation-name="val8" office:value-type="string" calcext:value-type="string">
            <text:p>face_target</text:p>
          </table:table-cell>
          <table:table-cell table:style-name="ce35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74" table:content-validation-name="val2"/>
          <table:table-cell table:style-name="ce32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8" office:value-type="float" office:value="0" calcext:value-type="float">
            <text:p>0</text:p>
          </table:table-cell>
          <table:table-cell table:style-name="ce43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75" table:content-validation-name="val2" office:value-type="float" office:value="0" calcext:value-type="float">
            <text:p>0</text:p>
          </table:table-cell>
          <table:table-cell table:style-name="ce328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8" office:value-type="string" calcext:value-type="string">
            <text:p>ghost</text:p>
          </table:table-cell>
          <table:table-cell table:style-name="ce396" table:content-validation-name="val8" office:value-type="float" office:value="0" calcext:value-type="float">
            <text:p>0</text:p>
          </table:table-cell>
          <table:table-cell table:style-name="ce43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76" table:content-validation-name="val2" office:value-type="float" office:value="0" calcext:value-type="float">
            <text:p>0</text:p>
          </table:table-cell>
          <table:table-cell table:style-name="ce329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8" office:value-type="string" calcext:value-type="string">
            <text:p>ghost</text:p>
          </table:table-cell>
          <table:table-cell table:style-name="ce397" table:content-validation-name="val8" office:value-type="float" office:value="0" calcext:value-type="float">
            <text:p>0</text:p>
          </table:table-cell>
          <table:table-cell table:style-name="ce433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98" table:content-validation-name="val2" office:value-type="float" office:value="0" calcext:value-type="float">
            <text:p>0</text:p>
          </table:table-cell>
          <table:table-cell table:style-name="ce349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8" office:value-type="string" calcext:value-type="string">
            <text:p>face_target</text:p>
          </table:table-cell>
          <table:table-cell table:style-name="ce465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4" table:content-validation-name="val2" office:value-type="float" office:value="0" calcext:value-type="float">
            <text:p>0</text:p>
          </table:table-cell>
          <table:table-cell table:style-name="ce292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8" office:value-type="string" calcext:value-type="string">
            <text:p>face_target</text:p>
          </table:table-cell>
          <table:table-cell table:style-name="ce411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7" table:content-validation-name="val2" office:value-type="float" office:value="0" calcext:value-type="float">
            <text:p>0</text:p>
          </table:table-cell>
          <table:table-cell table:style-name="ce293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8" office:value-type="string" calcext:value-type="string">
            <text:p>face_target</text:p>
          </table:table-cell>
          <table:table-cell table:style-name="ce41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1" office:value-type="string" calcext:value-type="string">
            <text:p>V_Alpha2_StrafeRandom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Alph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Sigma1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1" office:value-type="string" calcext:value-type="string">
            <text:p>V_Sig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ield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1_Berserk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2_Routine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Back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/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Delta1_Exit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1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1" office:value-type="string" calcext:value-type="string">
            <text:p>V_Del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Gam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1" office:value-type="string" calcext:value-type="string">
            <text:p>V_Gam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style-name="ce36" table:content-validation-name="val10"/>
          <table:table-cell table:style-name="ce37" table:content-validation-name="val10"/>
          <table:table-cell table:content-validation-name="val11" office:value-type="string" calcext:value-type="string">
            <text:p>V_Alph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1" office:value-type="string" calcext:value-type="string">
            <text:p>V_Alph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1" office:value-type="string" calcext:value-type="string">
            <text:p>V_Bet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1" office:value-type="string" calcext:value-type="string">
            <text:p>V_Bet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BetaGold_Intro_Move2</text:p>
          </table:table-cell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1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BetaGold_Intro_Las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1" office:value-type="string" calcext:value-type="string">
            <text:p>V_Bet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1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2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3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4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5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4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3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1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Phase1_Star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1" office:value-type="string" calcext:value-type="string">
            <text:p>V_BetaGold_Phase1_End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Gold_Phase2_Paus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kill_bullets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47:Feuille1.Q51 Feuille1.T47:Feuille1.T51 Feuille1.Q59:Feuille1.Q63 Feuille1.T59:Feuille1.T63 Feuille1.Q65:Feuille1.Q65 Feuille1.T65:Feuille1.T65 Feuille1.Q67:Feuille1.Q68 Feuille1.T67:Feuille1.T68 Feuille1.Q71:Feuille1.Q71 Feuille1.T71:Feuille1.T71 Feuille1.Q73:Feuille1.Q74 Feuille1.T73:Feuille1.T74 Feuille1.Q77:Feuille1.Q77 Feuille1.T77:Feuille1.T77 Feuille1.Q80:Feuille1.Q86 Feuille1.T80:Feuille1.T86 Feuille1.Q88:Feuille1.Q97 Feuille1.T88:Feuille1.T97 Feuille1.Q99:Feuille1.Q152 Feuille1.T99:Feuille1.T152">
            <calcext:condition calcext:apply-style-name="Cellule grisée" calcext:value="formula-is([.P47]=0)" calcext:base-cell-address="Feuille1.Q47"/>
            <calcext:condition calcext:apply-style-name="Cellule invalide" calcext:value="formula-is(AND([.P47]&lt;&gt;0;#REF!=&quot;&quot;))" calcext:base-cell-address="Feuille1.Q47"/>
          </calcext:conditional-format>
          <calcext:conditional-format calcext:target-range-address="Feuille1.U47:Feuille1.U86 Feuille1.U88:Feuille1.U97 Feuille1.U99:Feuille1.U152 Feuille1.Z47:Feuille1.Z86 Feuille1.AD47:Feuille1.AD86 Feuille1.AD88:Feuille1.AD91 Feuille1.AD93:Feuille1.AD97 Feuille1.Z88:Feuille1.AB97 Feuille1.AD99:Feuille1.AD152 Feuille1.AA2:Feuille1.AC6 Feuille1.AA19:Feuille1.AB20 Feuille1.AA47:Feuille1.AB59 Feuille1.AB60:Feuille1.AB63 Feuille1.AA67:Feuille1.AB86 Feuille1.AA60:Feuille1.AA64 Feuille1.AA65:Feuille1.AB65 Feuille1.AA66:Feuille1.AA66 Feuille1.AK47:Feuille1.AK86 Feuille1.AG47:Feuille1.AG86 Feuille1.AK88:Feuille1.AK97 Feuille1.AG92:Feuille1.AG97 Feuille1.AG99:Feuille1.AG152 Feuille1.AK99:Feuille1.AK152 Feuille1.AG88:Feuille1.AG90 Feuille1.C51:Feuille1.C58 Feuille1.F52:Feuille1.F58 Feuille1.I52:Feuille1.I57 Feuille1.L52:Feuille1.L57 Feuille1.AA15:Feuille1.AA15 Feuille1.AA12:Feuille1.AA12 Feuille1.AA9:Feuille1.AB9 Feuille1.Z99:Feuille1.AB152">
            <calcext:condition calcext:apply-style-name="Cellule invalide" calcext:value="=&quot;&quot;" calcext:base-cell-address="Feuille1.C2"/>
          </calcext:conditional-format>
          <calcext:conditional-format calcext:target-range-address="Feuille1.V47:Feuille1.V86 Feuille1.V88:Feuille1.V97 Feuille1.V99:Feuille1.V152 Feuille1.AH99:Feuille1.AH152 Feuille1.AH47:Feuille1.AH86 Feuille1.AL47:Feuille1.AL86 Feuille1.AL88:Feuille1.AL97 Feuille1.AH89:Feuille1.AH97 Feuille1.AL99:Feuille1.AL152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8 Feuille1.AM47:Feuille1.AM86 Feuille1.W50:Feuille1.W86 Feuille1.AI47:Feuille1.AI86 Feuille1.W88:Feuille1.W95 Feuille1.AI89:Feuille1.AI97 Feuille1.AM88:Feuille1.AM97 Feuille1.W96:Feuille1.W97 Feuille1.W99:Feuille1.W152 Feuille1.AI99:Feuille1.AI152 Feuille1.AM99:Feuille1.AM152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W49:Feuille1.W49">
            <calcext:condition calcext:apply-style-name="Cellule grisée" calcext:value="formula-is(OR([.U49]=0;[.U49]=&quot;line&quot;)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2:Feuille1.X6 Feuille1.X18:Feuille1.X20 Feuille1.X47:Feuille1.X86 Feuille1.X88:Feuille1.X97 Feuille1.X99:Feuille1.X152 Feuille1.AJ88:Feuille1.AJ97 Feuille1.AJ47:Feuille1.AJ86 Feuille1.AN47:Feuille1.AN86 Feuille1.AN88:Feuille1.AN97 Feuille1.AJ99:Feuille1.AJ152 Feuille1.AN99:Feuille1.AN15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18:Feuille1.Y20 Feuille1.Y47:Feuille1.Y86 Feuille1.Y88:Feuille1.Y97 Feuille1.Y99:Feuille1.Y152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47:Feuille1.AF86 Feuille1.AF88:Feuille1.AF97 Feuille1.AF99:Feuille1.AF152">
            <calcext:condition calcext:apply-style-name="Cellule grisée" calcext:value="formula-is([.AE47]=0)" calcext:base-cell-address="Feuille1.AF47"/>
            <calcext:condition calcext:apply-style-name="Cellule invalide" calcext:value="formula-is(AND([.AE47]&lt;&gt;0;[.AF47]=&quot;&quot;))" calcext:base-cell-address="Feuille1.AF47"/>
          </calcext:conditional-format>
          <calcext:conditional-format calcext:target-range-address="Feuille1.AH88:Feuille1.AH88">
            <calcext:condition calcext:apply-style-name="Cellule grisée" calcext:value="formula-is(OR([.AG88]=0;[.AG88]=&quot;wakeUp&quot;))" calcext:base-cell-address="Feuille1.AH88"/>
            <calcext:condition calcext:apply-style-name="Cellule invalide" calcext:value="formula-is(AND([.AG88]&lt;&gt;0;[.AH88]=&quot;&quot;))" calcext:base-cell-address="Feuille1.AH88"/>
          </calcext:conditional-format>
          <calcext:conditional-format calcext:target-range-address="Feuille1.AI88:Feuille1.AI88">
            <calcext:condition calcext:apply-style-name="Cellule grisée" calcext:value="formula-is(OR([.AH88]=0;[.AH88]=&quot;wakeUp&quot;))" calcext:base-cell-address="Feuille1.AI88"/>
            <calcext:condition calcext:apply-style-name="Cellule invalide" calcext:value="formula-is(AND([.AH88]&lt;&gt;0;[.AI88]=&quot;&quot;))" calcext:base-cell-address="Feuille1.AI88"/>
          </calcext:conditional-format>
          <calcext:conditional-format calcext:target-range-address="Feuille1.C2:Feuille1.C6 Feuille1.I47:Feuille1.I51 Feuille1.L47:Feuille1.L51 Feuille1.AE47:Feuille1.AE86 Feuille1.C47:Feuille1.C50 Feuille1.F47:Feuille1.F51 Feuille1.R64:Feuille1.R64 Feuille1.R66:Feuille1.R66 Feuille1.R72:Feuille1.R72 Feuille1.O75:Feuille1.O76 Feuille1.R75:Feuille1.R76 Feuille1.C59:Feuille1.C86 Feuille1.F59:Feuille1.F86 Feuille1.I59:Feuille1.I86 Feuille1.L59:Feuille1.L86 Feuille1.F88:Feuille1.F97 Feuille1.I88:Feuille1.I97 Feuille1.L88:Feuille1.L97 Feuille1.AE88:Feuille1.AE97 Feuille1.C88:Feuille1.C97 Feuille1.I99:Feuille1.I152 Feuille1.L99:Feuille1.L152 Feuille1.AE99:Feuille1.AE152 Feuille1.C99:Feuille1.C152 Feuille1.F99:Feuille1.F152 Feuille1.O72:Feuille1.O72 Feuille1.O78:Feuille1.O79 Feuille1.R78:Feuille1.R79 Feuille1.C15:Feuille1.C15 Feuille1.C12:Feuille1.C12 Feuille1.C9:Feuille1.C9 Feuille1.C19:Feuille1.C19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2:Feuille1.Q58 Feuille1.T52:Feuille1.T58 Feuille1.Q64:Feuille1.Q64 Feuille1.Q66:Feuille1.Q66 Feuille1.Q69:Feuille1.Q70 Feuille1.T69:Feuille1.T70">
            <calcext:condition calcext:apply-style-name="Cellule grisée" calcext:value="formula-is([.P52]=0)" calcext:base-cell-address="Feuille1.Q52"/>
            <calcext:condition calcext:apply-style-name="Cellule invalide" calcext:value="formula-is(AND([.P52]&lt;&gt;0;#REF!=&quot;&quot;))" calcext:base-cell-address="Feuille1.Q52"/>
          </calcext:conditional-format>
          <calcext:conditional-format calcext:target-range-address="Feuille1.D47:Feuille1.D47 Feuille1.G48:Feuille1.G50 Feuille1.D49:Feuille1.D86 Feuille1.G51:Feuille1.H56 Feuille1.J47:Feuille1.K56 Feuille1.M47:Feuille1.N56 Feuille1.G57:Feuille1.G68 Feuille1.J57:Feuille1.J58 Feuille1.M57:Feuille1.M58 Feuille1.J64:Feuille1.J64 Feuille1.M64:Feuille1.M64 Feuille1.J66:Feuille1.J66 Feuille1.M66:Feuille1.M66 Feuille1.G69:Feuille1.H70 Feuille1.M67:Feuille1.N71 Feuille1.G71:Feuille1.G79 Feuille1.J72:Feuille1.J72 Feuille1.M72:Feuille1.M72 Feuille1.P72:Feuille1.P72 Feuille1.J75:Feuille1.J76 Feuille1.M75:Feuille1.M76 Feuille1.P75:Feuille1.P76 Feuille1.S75:Feuille1.S76 Feuille1.J78:Feuille1.J79 Feuille1.M78:Feuille1.M79 Feuille1.P78:Feuille1.P79 Feuille1.S78:Feuille1.S79 Feuille1.G81:Feuille1.G83 Feuille1.G84:Feuille1.H86 Feuille1.D88:Feuille1.D97 Feuille1.G97:Feuille1.G97 Feuille1.G105:Feuille1.G139 Feuille1.D99:Feuille1.D152 Feuille1.G148:Feuille1.G148 Feuille1.G150:Feuille1.G152 Feuille1.G47:Feuille1.H47 Feuille1.P47:Feuille1.P56 Feuille1.S47:Feuille1.S56 Feuille1.J59:Feuille1.K63 Feuille1.M59:Feuille1.N63 Feuille1.P59:Feuille1.P63 Feuille1.S59:Feuille1.S63 Feuille1.S64:Feuille1.S64 Feuille1.J65:Feuille1.K65 Feuille1.M65:Feuille1.N65 Feuille1.P65:Feuille1.P65 Feuille1.S65:Feuille1.S65 Feuille1.S66:Feuille1.S66 Feuille1.J67:Feuille1.J71 Feuille1.P67:Feuille1.P71 Feuille1.S67:Feuille1.S71 Feuille1.S72:Feuille1.S72 Feuille1.J73:Feuille1.K74 Feuille1.M73:Feuille1.N74 Feuille1.P73:Feuille1.P74 Feuille1.S73:Feuille1.S74 Feuille1.J77:Feuille1.K77 Feuille1.M77:Feuille1.N77 Feuille1.P77:Feuille1.P77 Feuille1.S77:Feuille1.S77 Feuille1.G80:Feuille1.H80 Feuille1.J80:Feuille1.K86 Feuille1.M80:Feuille1.N86 Feuille1.P80:Feuille1.P86 Feuille1.S80:Feuille1.S86 Feuille1.G88:Feuille1.H96 Feuille1.J88:Feuille1.K97 Feuille1.M88:Feuille1.N97 Feuille1.P88:Feuille1.P97 Feuille1.S88:Feuille1.S97 Feuille1.G99:Feuille1.H104 Feuille1.J99:Feuille1.K152 Feuille1.M99:Feuille1.N152 Feuille1.P99:Feuille1.P152 Feuille1.S99:Feuille1.S152 Feuille1.G140:Feuille1.H147 Feuille1.G149:Feuille1.H149 Feuille1.K67:Feuille1.K68 Feuille1.K70:Feuille1.K71">
            <calcext:condition calcext:apply-style-name="Cellule grisée" calcext:value="formula-is([.C47]=0)" calcext:base-cell-address="Feuille1.D47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7:Feuille1.E68 Feuille1.Q72:Feuille1.Q72 Feuille1.E71:Feuille1.E86 Feuille1.H75:Feuille1.H76 Feuille1.K75:Feuille1.K76 Feuille1.E88:Feuille1.E97 Feuille1.H105:Feuille1.H139 Feuille1.E99:Feuille1.E152 Feuille1.H148:Feuille1.H148 Feuille1.H57:Feuille1.H58 Feuille1.K57:Feuille1.K58 Feuille1.N57:Feuille1.N58 Feuille1.P57:Feuille1.P58 Feuille1.S57:Feuille1.S58 Feuille1.T64:Feuille1.T64 Feuille1.T66:Feuille1.T66 Feuille1.H72:Feuille1.H72 Feuille1.K72:Feuille1.K72 Feuille1.N72:Feuille1.N72 Feuille1.T72:Feuille1.T72 Feuille1.N75:Feuille1.N76 Feuille1.Q75:Feuille1.Q76 Feuille1.T75:Feuille1.T76 Feuille1.H78:Feuille1.H79 Feuille1.K78:Feuille1.K79 Feuille1.N78:Feuille1.N79 Feuille1.Q78:Feuille1.Q79 Feuille1.T78:Feuille1.T79 Feuille1.H150:Feuille1.H152">
            <calcext:condition calcext:apply-style-name="Cellule grisée" calcext:value="formula-is([.C47]=0)" calcext:base-cell-address="Feuille1.E47"/>
          </calcext:conditional-format>
          <calcext:conditional-format calcext:target-range-address="Feuille1.AA18:Feuille1.AA18">
            <calcext:condition calcext:apply-style-name="Cellule invalide" calcext:value="=&quot;&quot;" calcext:base-cell-address="Feuille1.AA18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A11:Feuille1.AA11">
            <calcext:condition calcext:apply-style-name="Cellule invalide" calcext:value="=&quot;&quot;" calcext:base-cell-address="Feuille1.AA11"/>
          </calcext:conditional-format>
          <calcext:conditional-format calcext:target-range-address="Feuille1.AA14:Feuille1.AA14">
            <calcext:condition calcext:apply-style-name="Cellule invalide" calcext:value="=&quot;&quot;" calcext:base-cell-address="Feuille1.AA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AB17:Feuille1.AC17">
            <calcext:condition calcext:apply-style-name="Cellule invalide" calcext:value="=&quot;&quot;" calcext:base-cell-address="Feuille1.AB17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1:Feuille1.AC11">
            <calcext:condition calcext:apply-style-name="Cellule invalide" calcext:value="=&quot;&quot;" calcext:base-cell-address="Feuille1.AB11"/>
          </calcext:conditional-format>
          <calcext:conditional-format calcext:target-range-address="Feuille1.AC19:Feuille1.AC20">
            <calcext:condition calcext:apply-style-name="Cellule invalide" calcext:value="=&quot;&quot;" calcext:base-cell-address="Feuille1.AC19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47:Feuille1.AC63">
            <calcext:condition calcext:apply-style-name="Cellule invalide" calcext:value="=&quot;&quot;" calcext:base-cell-address="Feuille1.AC47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  <calcext:conditional-format calcext:target-range-address="Feuille1.L58:Feuille1.L58">
            <calcext:condition calcext:apply-style-name="Cellule invalide" calcext:value="=&quot;&quot;" calcext:base-cell-address="Feuille1.L58"/>
          </calcext:conditional-format>
          <calcext:conditional-format calcext:target-range-address="Feuille1.D18:Feuille1.D18">
            <calcext:condition calcext:apply-style-name="Cellule grisée" calcext:value="formula-is([.C18]=0)" calcext:base-cell-address="Feuille1.D18"/>
          </calcext:conditional-format>
          <calcext:conditional-format calcext:target-range-address="Feuille1.E18:Feuille1.E18">
            <calcext:condition calcext:apply-style-name="Cellule grisée" calcext:value="formula-is([.C18]=0)" calcext:base-cell-address="Feuille1.E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AA21:Feuille1.AB21">
            <calcext:condition calcext:apply-style-name="Cellule invalide" calcext:value="=&quot;&quot;" calcext:base-cell-address="Feuille1.AA21"/>
          </calcext:conditional-format>
          <calcext:conditional-format calcext:target-range-address="Feuille1.X21:Feuille1.X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Y21:Feuille1.Y21">
            <calcext:condition calcext:apply-style-name="Cellule grisée" calcext:value="formula-is(OR([.U21]=0;[.U21]=0=&quot;line&quot;;[.U21]=0=&quot;circle&quot;)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A22:Feuille1.AB22">
            <calcext:condition calcext:apply-style-name="Cellule invalide" calcext:value="=&quot;&quot;" calcext:base-cell-address="Feuille1.AA22"/>
          </calcext:conditional-format>
          <calcext:conditional-format calcext:target-range-address="Feuille1.X22:Feuille1.X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Y22:Feuille1.Y22">
            <calcext:condition calcext:apply-style-name="Cellule grisée" calcext:value="formula-is(OR([.U22]=0;[.U22]=0=&quot;line&quot;;[.U22]=0=&quot;circle&quot;)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A23:Feuille1.AB23">
            <calcext:condition calcext:apply-style-name="Cellule invalide" calcext:value="=&quot;&quot;" calcext:base-cell-address="Feuille1.AA23"/>
          </calcext:conditional-format>
          <calcext:conditional-format calcext:target-range-address="Feuille1.X23:Feuille1.X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Y23:Feuille1.Y23">
            <calcext:condition calcext:apply-style-name="Cellule grisée" calcext:value="formula-is(OR([.U23]=0;[.U23]=0=&quot;line&quot;;[.U23]=0=&quot;circle&quot;)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A24:Feuille1.AB24">
            <calcext:condition calcext:apply-style-name="Cellule invalide" calcext:value="=&quot;&quot;" calcext:base-cell-address="Feuille1.AA24"/>
          </calcext:conditional-format>
          <calcext:conditional-format calcext:target-range-address="Feuille1.X24:Feuille1.X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Y24:Feuille1.Y24">
            <calcext:condition calcext:apply-style-name="Cellule grisée" calcext:value="formula-is(OR([.U24]=0;[.U24]=0=&quot;line&quot;;[.U24]=0=&quot;circle&quot;)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A25:Feuille1.AB25">
            <calcext:condition calcext:apply-style-name="Cellule invalide" calcext:value="=&quot;&quot;" calcext:base-cell-address="Feuille1.AA25"/>
          </calcext:conditional-format>
          <calcext:conditional-format calcext:target-range-address="Feuille1.X25:Feuille1.X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Y25:Feuille1.Y25">
            <calcext:condition calcext:apply-style-name="Cellule grisée" calcext:value="formula-is(OR([.U25]=0;[.U25]=0=&quot;line&quot;;[.U25]=0=&quot;circle&quot;)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A26:Feuille1.AA26">
            <calcext:condition calcext:apply-style-name="Cellule invalide" calcext:value="=&quot;&quot;" calcext:base-cell-address="Feuille1.AA26"/>
          </calcext:conditional-format>
          <calcext:conditional-format calcext:target-range-address="Feuille1.X26:Feuille1.X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Y26:Feuille1.Y26">
            <calcext:condition calcext:apply-style-name="Cellule grisée" calcext:value="formula-is(OR([.U26]=0;[.U26]=0=&quot;line&quot;;[.U26]=0=&quot;circle&quot;)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A27:Feuille1.AB27">
            <calcext:condition calcext:apply-style-name="Cellule invalide" calcext:value="=&quot;&quot;" calcext:base-cell-address="Feuille1.AA27"/>
          </calcext:conditional-format>
          <calcext:conditional-format calcext:target-range-address="Feuille1.X27:Feuille1.X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Y27:Feuille1.Y27">
            <calcext:condition calcext:apply-style-name="Cellule grisée" calcext:value="formula-is(OR([.U27]=0;[.U27]=0=&quot;line&quot;;[.U27]=0=&quot;circle&quot;)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A28:Feuille1.AB28">
            <calcext:condition calcext:apply-style-name="Cellule invalide" calcext:value="=&quot;&quot;" calcext:base-cell-address="Feuille1.AA28"/>
          </calcext:conditional-format>
          <calcext:conditional-format calcext:target-range-address="Feuille1.X28:Feuille1.X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Y28:Feuille1.Y28">
            <calcext:condition calcext:apply-style-name="Cellule grisée" calcext:value="formula-is(OR([.U28]=0;[.U28]=0=&quot;line&quot;;[.U28]=0=&quot;circle&quot;)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A29:Feuille1.AB29">
            <calcext:condition calcext:apply-style-name="Cellule invalide" calcext:value="=&quot;&quot;" calcext:base-cell-address="Feuille1.AA29"/>
          </calcext:conditional-format>
          <calcext:conditional-format calcext:target-range-address="Feuille1.X29:Feuille1.X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Y29:Feuille1.Y29">
            <calcext:condition calcext:apply-style-name="Cellule grisée" calcext:value="formula-is(OR([.U29]=0;[.U29]=0=&quot;line&quot;;[.U29]=0=&quot;circle&quot;)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A31:Feuille1.AA31">
            <calcext:condition calcext:apply-style-name="Cellule invalide" calcext:value="=&quot;&quot;" calcext:base-cell-address="Feuille1.AA31"/>
          </calcext:conditional-format>
          <calcext:conditional-format calcext:target-range-address="Feuille1.X31:Feuille1.X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Y31:Feuille1.Y31">
            <calcext:condition calcext:apply-style-name="Cellule grisée" calcext:value="formula-is(OR([.U31]=0;[.U31]=0=&quot;line&quot;;[.U31]=0=&quot;circle&quot;)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A32:Feuille1.AB32">
            <calcext:condition calcext:apply-style-name="Cellule invalide" calcext:value="=&quot;&quot;" calcext:base-cell-address="Feuille1.AA32"/>
          </calcext:conditional-format>
          <calcext:conditional-format calcext:target-range-address="Feuille1.X32:Feuille1.X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Y32:Feuille1.Y32">
            <calcext:condition calcext:apply-style-name="Cellule grisée" calcext:value="formula-is(OR([.U32]=0;[.U32]=0=&quot;line&quot;;[.U32]=0=&quot;circle&quot;)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A33:Feuille1.AB33">
            <calcext:condition calcext:apply-style-name="Cellule invalide" calcext:value="=&quot;&quot;" calcext:base-cell-address="Feuille1.AA33"/>
          </calcext:conditional-format>
          <calcext:conditional-format calcext:target-range-address="Feuille1.X33:Feuille1.X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Y33:Feuille1.Y33">
            <calcext:condition calcext:apply-style-name="Cellule grisée" calcext:value="formula-is(OR([.U33]=0;[.U33]=0=&quot;line&quot;;[.U33]=0=&quot;circle&quot;)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A34:Feuille1.AB34">
            <calcext:condition calcext:apply-style-name="Cellule invalide" calcext:value="=&quot;&quot;" calcext:base-cell-address="Feuille1.AA34"/>
          </calcext:conditional-format>
          <calcext:conditional-format calcext:target-range-address="Feuille1.X34:Feuille1.X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Y34:Feuille1.Y34">
            <calcext:condition calcext:apply-style-name="Cellule grisée" calcext:value="formula-is(OR([.U34]=0;[.U34]=0=&quot;line&quot;;[.U34]=0=&quot;circle&quot;)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A35:Feuille1.AB35">
            <calcext:condition calcext:apply-style-name="Cellule invalide" calcext:value="=&quot;&quot;" calcext:base-cell-address="Feuille1.AA35"/>
          </calcext:conditional-format>
          <calcext:conditional-format calcext:target-range-address="Feuille1.X35:Feuille1.X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Y35:Feuille1.Y35">
            <calcext:condition calcext:apply-style-name="Cellule grisée" calcext:value="formula-is(OR([.U35]=0;[.U35]=0=&quot;line&quot;;[.U35]=0=&quot;circle&quot;)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A36:Feuille1.AA36">
            <calcext:condition calcext:apply-style-name="Cellule invalide" calcext:value="=&quot;&quot;" calcext:base-cell-address="Feuille1.AA36"/>
          </calcext:conditional-format>
          <calcext:conditional-format calcext:target-range-address="Feuille1.X36:Feuille1.X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Y36:Feuille1.Y36">
            <calcext:condition calcext:apply-style-name="Cellule grisée" calcext:value="formula-is(OR([.U36]=0;[.U36]=0=&quot;line&quot;;[.U36]=0=&quot;circle&quot;)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A37:Feuille1.AB37">
            <calcext:condition calcext:apply-style-name="Cellule invalide" calcext:value="=&quot;&quot;" calcext:base-cell-address="Feuille1.AA37"/>
          </calcext:conditional-format>
          <calcext:conditional-format calcext:target-range-address="Feuille1.X37:Feuille1.X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Y37:Feuille1.Y37">
            <calcext:condition calcext:apply-style-name="Cellule grisée" calcext:value="formula-is(OR([.U37]=0;[.U37]=0=&quot;line&quot;;[.U37]=0=&quot;circle&quot;)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C37:Feuille1.C37">
            <calcext:condition calcext:apply-style-name="Cellule invalide" calcext:value="formula-is([.C37]=&quot;&quot;)" calcext:base-cell-address="Feuille1.C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A38:Feuille1.AB38">
            <calcext:condition calcext:apply-style-name="Cellule invalide" calcext:value="=&quot;&quot;" calcext:base-cell-address="Feuille1.AA38"/>
          </calcext:conditional-format>
          <calcext:conditional-format calcext:target-range-address="Feuille1.X38:Feuille1.X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Y38:Feuille1.Y38">
            <calcext:condition calcext:apply-style-name="Cellule grisée" calcext:value="formula-is(OR([.U38]=0;[.U38]=0=&quot;line&quot;;[.U38]=0=&quot;circle&quot;)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A39:Feuille1.AB39">
            <calcext:condition calcext:apply-style-name="Cellule invalide" calcext:value="=&quot;&quot;" calcext:base-cell-address="Feuille1.AA39"/>
          </calcext:conditional-format>
          <calcext:conditional-format calcext:target-range-address="Feuille1.X39:Feuille1.X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Y39:Feuille1.Y39">
            <calcext:condition calcext:apply-style-name="Cellule grisée" calcext:value="formula-is(OR([.U39]=0;[.U39]=0=&quot;line&quot;;[.U39]=0=&quot;circle&quot;)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C39:Feuille1.C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X41:Feuille1.X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Y41:Feuille1.Y41">
            <calcext:condition calcext:apply-style-name="Cellule grisée" calcext:value="formula-is(OR([.U41]=0;[.U41]=0=&quot;line&quot;;[.U41]=0=&quot;circle&quot;)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AA41:Feuille1.AA41">
            <calcext:condition calcext:apply-style-name="Cellule invalide" calcext:value="=&quot;&quot;" calcext:base-cell-address="Feuille1.AA41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X42:Feuille1.X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Y42:Feuille1.Y42">
            <calcext:condition calcext:apply-style-name="Cellule grisée" calcext:value="formula-is(OR([.U42]=0;[.U42]=0=&quot;line&quot;;[.U42]=0=&quot;circle&quot;)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AA42:Feuille1.AA42">
            <calcext:condition calcext:apply-style-name="Cellule invalide" calcext:value="=&quot;&quot;" calcext:base-cell-address="Feuille1.AA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A30:Feuille1.AB30">
            <calcext:condition calcext:apply-style-name="Cellule invalide" calcext:value="=&quot;&quot;" calcext:base-cell-address="Feuille1.AA30"/>
          </calcext:conditional-format>
          <calcext:conditional-format calcext:target-range-address="Feuille1.X30:Feuille1.X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Y30:Feuille1.Y30">
            <calcext:condition calcext:apply-style-name="Cellule grisée" calcext:value="formula-is(OR([.U30]=0;[.U30]=0=&quot;line&quot;;[.U30]=0=&quot;circle&quot;)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A40:Feuille1.AB40">
            <calcext:condition calcext:apply-style-name="Cellule invalide" calcext:value="=&quot;&quot;" calcext:base-cell-address="Feuille1.AA40"/>
          </calcext:conditional-format>
          <calcext:conditional-format calcext:target-range-address="Feuille1.X40:Feuille1.X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Y40:Feuille1.Y40">
            <calcext:condition calcext:apply-style-name="Cellule grisée" calcext:value="formula-is(OR([.U40]=0;[.U40]=0=&quot;line&quot;;[.U40]=0=&quot;circle&quot;)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D41:Feuille1.D41">
            <calcext:condition calcext:apply-style-name="Cellule grisée" calcext:value="formula-is([.C41]=0)" calcext:base-cell-address="Feuille1.D41"/>
          </calcext:conditional-format>
          <calcext:conditional-format calcext:target-range-address="Feuille1.E41:Feuille1.E41">
            <calcext:condition calcext:apply-style-name="Cellule grisée" calcext:value="formula-is([.C41]=0)" calcext:base-cell-address="Feuille1.E4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X43:Feuille1.X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Y43:Feuille1.Y43">
            <calcext:condition calcext:apply-style-name="Cellule grisée" calcext:value="formula-is(OR([.U43]=0;[.U43]=0=&quot;line&quot;;[.U43]=0=&quot;circle&quot;)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D43:Feuille1.D43">
            <calcext:condition calcext:apply-style-name="Cellule grisée" calcext:value="formula-is([.C43]=0)" calcext:base-cell-address="Feuille1.D43"/>
          </calcext:conditional-format>
          <calcext:conditional-format calcext:target-range-address="Feuille1.E43:Feuille1.E43">
            <calcext:condition calcext:apply-style-name="Cellule grisée" calcext:value="formula-is([.C43]=0)" calcext:base-cell-address="Feuille1.E43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2:Feuille1.D42">
            <calcext:condition calcext:apply-style-name="Cellule grisée" calcext:value="formula-is([.C42]=0)" calcext:base-cell-address="Feuille1.D42"/>
          </calcext:conditional-format>
          <calcext:conditional-format calcext:target-range-address="Feuille1.E42:Feuille1.E42">
            <calcext:condition calcext:apply-style-name="Cellule grisée" calcext:value="formula-is([.C42]=0)" calcext:base-cell-address="Feuille1.E42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A10:Feuille1.AB10">
            <calcext:condition calcext:apply-style-name="Cellule invalide" calcext:value="=&quot;&quot;" calcext:base-cell-address="Feuille1.AA10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A13:Feuille1.AA13">
            <calcext:condition calcext:apply-style-name="Cellule invalide" calcext:value="=&quot;&quot;" calcext:base-cell-address="Feuille1.AA13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A16:Feuille1.AA16">
            <calcext:condition calcext:apply-style-name="Cellule invalide" calcext:value="=&quot;&quot;" calcext:base-cell-address="Feuille1.AA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F24:Feuille1.F24">
            <calcext:condition calcext:apply-style-name="Cellule invalide" calcext:value="formula-is([.F24]=&quot;&quot;)" calcext:base-cell-address="Feuille1.F24"/>
          </calcext:conditional-format>
          <calcext:conditional-format calcext:target-range-address="Feuille1.I24:Feuille1.I24">
            <calcext:condition calcext:apply-style-name="Cellule invalide" calcext:value="formula-is([.I24]=&quot;&quot;)" calcext:base-cell-address="Feuille1.I24"/>
          </calcext:conditional-format>
          <calcext:conditional-format calcext:target-range-address="Feuille1.L24:Feuille1.L24">
            <calcext:condition calcext:apply-style-name="Cellule invalide" calcext:value="formula-is([.L24]=&quot;&quot;)" calcext:base-cell-address="Feuille1.L24"/>
          </calcext:conditional-format>
          <calcext:conditional-format calcext:target-range-address="Feuille1.O24:Feuille1.O24">
            <calcext:condition calcext:apply-style-name="Cellule invalide" calcext:value="formula-is([.O24]=&quot;&quot;)" calcext:base-cell-address="Feuille1.O24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R43:Feuille1.R43">
            <calcext:condition calcext:apply-style-name="Cellule invalide" calcext:value="=&quot;&quot;" calcext:base-cell-address="Feuille1.R43"/>
          </calcext:conditional-format>
          <calcext:conditional-format calcext:target-range-address="Feuille1.F43:Feuille1.F43">
            <calcext:condition calcext:apply-style-name="Cellule invalide" calcext:value="=&quot;&quot;" calcext:base-cell-address="Feuille1.F43"/>
          </calcext:conditional-format>
          <calcext:conditional-format calcext:target-range-address="Feuille1.X45:Feuille1.X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Y45:Feuille1.Y45">
            <calcext:condition calcext:apply-style-name="Cellule grisée" calcext:value="formula-is(OR([.U45]=0;[.U45]=0=&quot;line&quot;;[.U45]=0=&quot;circle&quot;)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D45:Feuille1.D45">
            <calcext:condition calcext:apply-style-name="Cellule grisée" calcext:value="formula-is([.C45]=0)" calcext:base-cell-address="Feuille1.D45"/>
          </calcext:conditional-format>
          <calcext:conditional-format calcext:target-range-address="Feuille1.E45:Feuille1.E45">
            <calcext:condition calcext:apply-style-name="Cellule grisée" calcext:value="formula-is([.C45]=0)" calcext:base-cell-address="Feuille1.E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L45:Feuille1.L45">
            <calcext:condition calcext:apply-style-name="Cellule invalide" calcext:value="=&quot;&quot;" calcext:base-cell-address="Feuille1.L45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R45:Feuille1.R45">
            <calcext:condition calcext:apply-style-name="Cellule invalide" calcext:value="=&quot;&quot;" calcext:base-cell-address="Feuille1.R45"/>
          </calcext:conditional-format>
          <calcext:conditional-format calcext:target-range-address="Feuille1.F45:Feuille1.F45">
            <calcext:condition calcext:apply-style-name="Cellule invalide" calcext:value="=&quot;&quot;" calcext:base-cell-address="Feuille1.F45"/>
          </calcext:conditional-format>
          <calcext:conditional-format calcext:target-range-address="Feuille1.X44:Feuille1.X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Y44:Feuille1.Y44">
            <calcext:condition calcext:apply-style-name="Cellule grisée" calcext:value="formula-is(OR([.U44]=0;[.U44]=0=&quot;line&quot;;[.U44]=0=&quot;circle&quot;)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D44:Feuille1.D44">
            <calcext:condition calcext:apply-style-name="Cellule grisée" calcext:value="formula-is([.C44]=0)" calcext:base-cell-address="Feuille1.D44"/>
          </calcext:conditional-format>
          <calcext:conditional-format calcext:target-range-address="Feuille1.E44:Feuille1.E44">
            <calcext:condition calcext:apply-style-name="Cellule grisée" calcext:value="formula-is([.C44]=0)" calcext:base-cell-address="Feuille1.E44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R44:Feuille1.R44">
            <calcext:condition calcext:apply-style-name="Cellule invalide" calcext:value="=&quot;&quot;" calcext:base-cell-address="Feuille1.R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F44:Feuille1.F44">
            <calcext:condition calcext:apply-style-name="Cellule invalide" calcext:value="=&quot;&quot;" calcext:base-cell-address="Feuille1.F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L44:Feuille1.L44">
            <calcext:condition calcext:apply-style-name="Cellule invalide" calcext:value="=&quot;&quot;" calcext:base-cell-address="Feuille1.L44"/>
          </calcext:conditional-format>
          <calcext:conditional-format calcext:target-range-address="Feuille1.K69:Feuille1.K69">
            <calcext:condition calcext:apply-style-name="Cellule grisée" calcext:value="formula-is([.J69]=0)" calcext:base-cell-address="Feuille1.K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25:27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19:25:34.378000000</dc:date>
    <meta:editing-duration>PT14H39M8S</meta:editing-duration>
    <meta:editing-cycles>532</meta:editing-cycles>
    <meta:document-statistic meta:table-count="1" meta:cell-count="4334" meta:object-count="0"/>
  </office:meta>
</office:document-meta>
</file>